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787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236in"/>
    </style:style>
    <style:style style:name="Table4.D" style:family="table-column">
      <style:table-column-properties style:column-width="1.416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2833in" table:align="left" style:writing-mode="lr-tb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4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51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784in"/>
    </style:style>
    <style:style style:name="Table2.F" style:family="table-column">
      <style:table-column-properties style:column-width="0.767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style:text-underline-style="none"/>
    </style:style>
    <style:style style:name="P5" style:family="paragraph" style:parent-style-name="normal">
      <style:text-properties style:font-name="Bodoni 72" fo:font-size="14pt" style:text-underline-style="none" style:font-size-asian="14pt" style:font-size-complex="14pt"/>
    </style:style>
    <style:style style:name="P6" style:family="paragraph" style:parent-style-name="normal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7" style:family="paragraph" style:parent-style-name="normal">
      <style:text-properties style:font-name="Bodoni 72" fo:font-size="14pt" style:text-underline-style="none" style:font-name-asian="Verdana1" style:font-size-asian="14pt" style:font-name-complex="Verdana1" style:font-size-complex="14pt"/>
    </style:style>
    <style:style style:name="P8" style:family="paragraph" style:parent-style-name="normal">
      <style:text-properties style:font-name="Bodoni 72" fo:font-size="14pt" style:text-underline-style="none" style:font-name-asian="eXsE1" style:font-size-asian="14pt" style:font-name-complex="eXsE1" style:font-size-complex="14pt"/>
    </style:style>
    <style:style style:name="P9" style:family="paragraph" style:parent-style-name="normal">
      <style:text-properties style:font-name="Bodoni 72" fo:font-size="14pt" style:font-size-asian="14pt" style:font-size-complex="14pt"/>
    </style:style>
    <style:style style:name="P10" style:family="paragraph" style:parent-style-name="normal">
      <style:text-properties style:font-name="Bodoni 72" fo:font-size="14pt" style:font-name-asian="essiah2" style:font-size-asian="14pt" style:font-name-complex="essiah2" style:font-size-complex="14pt"/>
    </style:style>
    <style:style style:name="P11" style:family="paragraph" style:parent-style-name="normal">
      <style:text-properties style:font-name="Bodoni 72" fo:font-size="14pt" style:font-name-asian="Verdana1" style:font-size-asian="14pt" style:font-name-complex="Verdana1" style:font-size-complex="14pt"/>
    </style:style>
    <style:style style:name="P12" style:family="paragraph" style:parent-style-name="normal">
      <style:paragraph-properties fo:text-align="start" style:justify-single-word="false"/>
      <style:text-properties fo:color="#000000" style:font-name="essiah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3" style:family="paragraph" style:parent-style-name="normal">
      <style:text-properties fo:color="#000000" style:font-name="essiah" fo:font-size="14pt" style:text-underline-style="none" style:font-name-asian="essiah2" style:font-size-asian="14pt" style:font-name-complex="essiah2" style:font-size-complex="14pt"/>
    </style:style>
    <style:style style:name="P14" style:family="paragraph" style:parent-style-name="normal">
      <style:paragraph-properties fo:text-align="start" style:justify-single-word="false"/>
      <style:text-properties fo:color="#000000" style:font-name="essiah" fo:font-size="20pt" fo:font-weight="bold" style:font-name-asian="essiah2" style:font-size-asian="20pt" style:font-weight-asian="bold" style:font-name-complex="essiah2" style:font-size-complex="20pt" style:font-weight-complex="bold"/>
    </style:style>
    <style:style style:name="P15" style:family="paragraph" style:parent-style-name="normal">
      <style:paragraph-properties fo:text-align="start" style:justify-single-word="false"/>
      <style:text-properties fo:font-variant="normal" fo:text-transform="none" fo:color="#000000" style:font-name="essiah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16" style:family="paragraph" style:parent-style-name="normal">
      <style:paragraph-properties fo:text-align="start" style:justify-single-word="false"/>
      <style:text-properties fo:font-variant="normal" fo:text-transform="none" fo:color="#000000" style:font-name="essiah" fo:font-size="8pt" fo:letter-spacing="normal" fo:font-style="normal" fo:font-weight="normal" fo:background-color="transparent" style:font-name-asian="essiah2" style:font-size-asian="8pt" style:font-weight-asian="normal" style:font-name-complex="essiah2" style:font-size-complex="8pt" style:font-weight-complex="normal"/>
    </style:style>
    <style:style style:name="P17" style:family="paragraph" style:parent-style-name="normal">
      <style:paragraph-properties fo:text-align="start" style:justify-single-word="false"/>
      <style:text-properties fo:font-variant="normal" fo:text-transform="none" fo:color="#000000" style:font-name="essiah" fo:font-size="14pt" fo:letter-spacing="normal" fo:font-style="normal" fo:font-weight="normal" fo:background-color="transparent" style:font-name-asian="essiah2" style:font-size-asian="14pt" style:font-weight-asian="normal" style:font-name-complex="essiah2" style:font-size-complex="14pt" style:font-weight-complex="normal"/>
    </style:style>
    <style:style style:name="P18" style:family="paragraph" style:parent-style-name="normal">
      <style:text-properties fo:font-variant="normal" fo:text-transform="none" fo:color="#000000" style:font-name="Liberation Mono" fo:font-size="20pt" fo:letter-spacing="normal" fo:font-style="normal" fo:font-weight="bold" fo:background-color="#ffffff" style:font-name-asian="essiah2" style:font-size-asian="20pt" style:font-weight-asian="bold" style:font-name-complex="essiah2" style:font-size-complex="20pt" style:font-weight-complex="bold"/>
    </style:style>
    <style:style style:name="P19" style:family="paragraph" style:parent-style-name="normal">
      <style:text-properties style:font-name="essiah" style:text-underline-style="none"/>
    </style:style>
    <style:style style:name="P20" style:family="paragraph" style:parent-style-name="normal">
      <style:text-properties style:font-name="essiah" fo:font-size="14pt" style:text-underline-style="none" style:font-size-asian="14pt" style:font-size-complex="14pt"/>
    </style:style>
    <style:style style:name="P21" style:family="paragraph" style:parent-style-name="normal">
      <style:paragraph-properties fo:text-align="center" style:justify-single-word="false"/>
      <style:text-properties style:font-name="essiah" fo:font-size="14pt" style:text-underline-style="none" style:font-size-asian="14pt" style:font-size-complex="14pt"/>
    </style:style>
    <style:style style:name="P22" style:family="paragraph" style:parent-style-name="normal">
      <style:paragraph-properties fo:text-align="center" style:justify-single-word="false"/>
      <style:text-properties style:font-name="essiah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 style:parent-style-name="normal">
      <style:text-properties style:font-name="essiah" fo:font-size="14pt" style:text-underline-style="none" style:font-name-asian="essiah2" style:font-size-asian="14pt" style:font-name-complex="essiah2" style:font-size-complex="14pt"/>
    </style:style>
    <style:style style:name="P24" style:family="paragraph" style:parent-style-name="normal">
      <style:text-properties style:font-name="essiah" fo:font-size="14pt" style:font-size-asian="14pt" style:font-size-complex="14pt"/>
    </style:style>
    <style:style style:name="P25" style:family="paragraph" style:parent-style-name="normal">
      <style:text-properties fo:font-size="14pt" style:font-size-asian="14pt" style:font-size-complex="14pt"/>
    </style:style>
    <style:style style:name="P26" style:family="paragraph" style:parent-style-name="normal">
      <style:text-properties style:font-name="Essiah" fo:font-size="14pt" style:font-size-asian="14pt" style:font-size-complex="14pt"/>
    </style:style>
    <style:style style:name="P2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14pt" style:font-size-asian="14pt" style:font-size-complex="14pt"/>
    </style:style>
    <style:style style:name="P28" style:family="paragraph" style:parent-style-name="normal">
      <style:text-properties style:font-name="Essiah" fo:font-size="14pt" style:text-underline-style="none" style:font-name-asian="essiah2" style:font-size-asian="14pt" style:font-name-complex="essiah2" style:font-size-complex="14pt"/>
    </style:style>
    <style:style style:name="P29" style:family="paragraph" style:parent-style-name="normal">
      <style:text-properties style:font-name="Essiah" fo:font-size="14pt" style:text-underline-style="none" style:font-size-asian="14pt" style:font-size-complex="14pt"/>
    </style:style>
    <style:style style:name="P30" style:family="paragraph" style:parent-style-name="normal">
      <style:text-properties style:font-name="Essiah" fo:font-size="14pt" style:font-name-asian="essiah2" style:font-size-asian="14pt" style:font-name-complex="essiah2" style:font-size-complex="14pt"/>
    </style:style>
    <style:style style:name="P31" style:family="paragraph" style:parent-style-name="normal">
      <style:text-properties style:font-name="essiah1" fo:font-size="14pt" style:font-name-asian="essiah2" style:font-size-asian="14pt" style:font-name-complex="essiah2" style:font-size-complex="14pt"/>
    </style:style>
    <style:style style:name="P32" style:family="paragraph" style:parent-style-name="normal">
      <style:text-properties style:font-name="essiah1" fo:font-size="14pt" style:text-underline-style="none" style:font-name-asian="essiah2" style:font-size-asian="14pt" style:font-name-complex="essiah2" style:font-size-complex="14pt"/>
    </style:style>
    <style:style style:name="P33" style:family="paragraph" style:parent-style-name="normal">
      <style:text-properties style:font-name="Liberation Mono" fo:font-size="20pt" style:font-size-asian="20pt" style:font-size-complex="20pt"/>
    </style:style>
    <style:style style:name="P34" style:family="paragraph" style:parent-style-name="normal">
      <style:text-properties fo:font-size="20pt" style:font-size-asian="20pt" style:font-size-complex="20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1" fo:font-size="18pt" fo:font-weight="normal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ah1" fo:font-size="14pt" style:text-underline-style="none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essiah1" fo:font-size="14pt" style:font-size-asian="14pt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essiah1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1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4pt" style:font-size-asian="14pt" style:font-size-complex="14pt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style:font-size-asian="14pt" style:font-size-complex="14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Bodoni 72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14pt" style:font-size-asian="14pt" style:font-size-complex="14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DejaVu Sans1" fo:font-size="14pt" style:text-underline-style="none" fo:font-weight="normal" style:font-size-asian="14pt" style:font-weight-asian="normal" style:font-size-complex="14pt" style:font-weight-complex="normal"/>
    </style:style>
    <style:style style:name="P52" style:family="paragraph" style:parent-style-name="Heading_20_1">
      <style:text-properties style:font-name="Bodoni 72"/>
    </style:style>
    <style:style style:name="P53" style:family="paragraph" style:parent-style-name="Heading_20_1">
      <style:text-properties style:font-name="Bodoni 72" style:text-underline-style="none"/>
    </style:style>
    <style:style style:name="P54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55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Verdana1" style:font-size-asian="14pt" style:font-style-asian="normal" style:font-weight-asian="normal" style:font-name-complex="Verdana1" style:font-size-complex="14pt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eXsE1" style:font-size-asian="14pt" style:font-style-asian="normal" style:font-weight-asian="normal" style:font-name-complex="eXsE1" style:font-size-complex="14pt"/>
    </style:style>
    <style:style style:name="P5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6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6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1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fo:font-size="14pt" style:font-name-asian="Verdana1" style:font-size-asian="14pt" style:font-name-complex="Verdana1" style:font-size-complex="14pt"/>
    </style:style>
    <style:style style:name="P64" style:family="paragraph" style:parent-style-name="Heading_20_2">
      <style:text-properties style:font-name="Bodoni 72" fo:font-size="14pt" style:font-size-asian="14pt" style:font-size-complex="14pt"/>
    </style:style>
    <style:style style:name="P65" style:family="paragraph" style:parent-style-name="Heading_20_2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essiah" fo:font-size="14pt" fo:font-weight="normal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PT Mono" fo:font-size="14pt" fo:font-weight="normal" style:font-size-asian="14pt" style:font-weight-asian="normal" style:font-size-complex="14pt" style:font-weight-complex="normal"/>
    </style:style>
    <style:style style:name="P68" style:family="paragraph" style:parent-style-name="normal">
      <style:text-properties style:font-name="Bodoni 72" style:text-underline-style="none"/>
    </style:style>
    <style:style style:name="P69" style:family="paragraph" style:parent-style-name="normal">
      <style:text-properties style:font-name="essiah" style:text-underline-style="none"/>
    </style:style>
    <style:style style:name="P70" style:family="paragraph" style:parent-style-name="normal">
      <style:paragraph-properties fo:text-align="center" style:justify-single-word="false"/>
      <style:text-properties style:font-name="PT Mono" fo:font-size="14pt" style:text-underline-style="none" fo:font-weight="bold" style:font-size-asian="14pt" style:font-weight-asian="bold" style:font-size-complex="14pt" style:font-weight-complex="bold"/>
    </style:style>
    <style:style style:name="P71" style:family="paragraph" style:parent-style-name="normal">
      <style:paragraph-properties fo:text-align="center" style:justify-single-word="false"/>
      <style:text-properties style:font-name="PT Mono" fo:font-size="14pt" style:text-underline-style="none" style:font-size-asian="14pt" style:font-size-complex="14pt"/>
    </style:style>
    <style:style style:name="P72" style:family="paragraph" style:parent-style-name="Title" style:master-page-name="Standard">
      <style:paragraph-properties style:page-number="1"/>
      <style:text-properties style:font-name="Essiah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PT Mono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essiah1" style:text-underline-style="none"/>
    </style:style>
    <style:style style:name="T2" style:family="text">
      <style:text-properties style:font-name="essiah1" style:text-underline-style="none" fo:font-weight="normal" style:font-weight-asian="normal" style:font-weight-complex="normal"/>
    </style:style>
    <style:style style:name="T3" style:family="text">
      <style:text-properties style:font-name="essiah1" style:text-underline-style="none" style:font-name-asian="essiah2" style:font-name-complex="essiah2"/>
    </style:style>
    <style:style style:name="T4" style:family="text">
      <style:text-properties style:font-name="essiah1" fo:font-weight="normal" style:font-weight-asian="normal" style:font-weight-complex="normal"/>
    </style:style>
    <style:style style:name="T5" style:family="text">
      <style:text-properties fo:font-size="14pt" style:text-underline-style="none" style:font-name-asian="essiah2" style:font-size-asian="14pt" style:font-name-complex="essiah2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essiah1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0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1" style:family="text">
      <style:text-properties fo:font-variant="normal" fo:text-transform="none" fo:color="#000000" style:font-name="Liberation Mono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T12" style:family="text">
      <style:text-properties fo:font-variant="normal" fo:text-transform="none" fo:color="#000000" style:font-name="Liberation Mono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style:font-name="Liberation Mono" fo:letter-spacing="normal" fo:font-style="normal" fo:font-weight="bold" fo:background-color="#ffffff" style:font-name-asian="essiah2" style:font-weight-asian="bold" style:font-name-complex="essiah2" style:font-weight-complex="bold"/>
    </style:style>
    <style:style style:name="T14" style:family="text">
      <style:text-properties fo:font-variant="normal" fo:text-transform="none" fo:color="#000000" style:font-name="Liberation Mono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5" style:family="text">
      <style:text-properties style:font-name-asian="essiah2" style:font-name-complex="essiah2"/>
    </style:style>
    <style:style style:name="T16" style:family="text">
      <style:text-properties style:use-window-font-color="true" style:font-name="essiah1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7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8" style:family="text">
      <style:text-properties style:use-window-font-color="true" style:font-name="essiah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9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0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1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style:font-name-asian="essiah2" style:font-name-complex="essiah2"/>
    </style:style>
    <style:style style:name="T24" style:family="text">
      <style:text-properties style:font-name-asian="eXsE1" style:font-name-complex="eXsE1"/>
    </style:style>
    <style:style style:name="T25" style:family="text">
      <style:text-properties style:font-name="essiah"/>
    </style:style>
    <style:style style:name="T26" style:family="text">
      <style:text-properties style:font-name="essiah" style:text-underline-style="none" fo:font-weight="normal" style:font-weight-asian="normal" style:font-weight-complex="normal"/>
    </style:style>
    <style:style style:name="T27" style:family="text">
      <style:text-properties style:font-name="essiah" fo:font-size="14pt" fo:font-weight="normal" style:font-size-asian="14pt" style:font-weight-asian="normal" style:font-size-complex="14pt" style:font-weight-complex="normal"/>
    </style:style>
    <style:style style:name="T28" style:family="text">
      <style:text-properties style:font-name="Bodoni 72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essEo</text:p>
      <text:p text:style-name="P52">Alphabet</text:p>
      <text:p text:style-name="P14">iaeo IAEO</text:p>
      <text:p text:style-name="P14">dbpt mnNg</text:p>
      <text:p text:style-name="P14">qfQv SsCz</text:p>
      <text:p text:style-name="P14">lwry hZkj</text:p>
      <text:p text:style-name="P12"/>
      <text:p text:style-name="P18">i a e o <text:s/>ī ā ē ō</text:p>
      <text:p text:style-name="P33"><text:span text:style-name="T10">d</text:span><text:span text:style-name="T9"> b p t </text:span><text:span text:style-name="T9"><text:s/></text:span><text:span text:style-name="T10">m n </text:span><text:span text:style-name="T9">ŋ </text:span><text:span text:style-name="T9">g</text:span></text:p>
      <text:p text:style-name="P33"><text:span text:style-name="T10">θ </text:span><text:span text:style-name="T9">f ð v <text:s/>ʃ s ʧ </text:span><text:span text:style-name="T10">z</text:span><text:span text:style-name="T9"> </text:span></text:p>
      <text:p text:style-name="P34"><text:span text:style-name="T11">l</text:span><text:span text:style-name="T13"> w</text:span><text:span text:style-name="T11"> </text:span><text:span text:style-name="T13">r y</text:span><text:span text:style-name="T11"> </text:span><text:span text:style-name="T14"><text:s/></text:span><text:span text:style-name="T12">h</text:span><text:span text:style-name="T13"> ʒ </text:span><text:span text:style-name="T14">k ʤ</text:span></text:p>
      <text:p text:style-name="P55">Numbers</text:p>
      <text:p text:style-name="P14">0123456789!@</text:p>
      <text:p text:style-name="P54">Example Text</text:p>
      <text:p text:style-name="P17">zaEa mogEqa Qst Sknrt, OgACvzp mziSrirly, tSgw wyndipQS odQt plSo @91,63139 &lt;pEq mOokZad OCyw SO Qtn lop bja Qzogzp vmfydg rsSmS jlein.&gt; QlakfmwNdt kAhzz atdI ne, bItb obgrya jpzyNi fopa qqmse 614@086 aroNC ES NZAmj. oAdave &lt;jOdoh&gt; ze yt IlptyA 88942 SoChp, wpy nbyIvCnQ gjZtbwAw EtoCmo 2 zZtyfEOp 1453 fwQCbjyZrkr rsNANamaZf bfvyZm SwqZebhnzrt.</text:p>
      <text:p text:style-name="P15"/>
      <text:p text:style-name="P16">zaEa mogEqa Qst Sknrt, OgACvzp mziSrirly, tSgw wyndipQS odQt plSo @91,63139 &lt;pEq mOokZad OCyw SO Qtn lop bja Qzogzp vmfydg rsSmS jlein.&gt; QlakfmwNdt kAhzz atdI ne, bItb obgrya jpzyNi fopa qqmse 614@086 aroNC ES NZAmj. oAdave &lt;jOdoh&gt; ze yt IlptyA 88942 SoChp, wpy nbyIvCnQ gjZtbwAw EtoCmo 2 zZtyfEOp 1453 fwQCbjyZrkr rsNANamaZf bfvyZm SwqZebhnzrt.</text:p>
      <text:p text:style-name="P52">Basics</text:p>
      <text:p text:style-name="P9">The default order is Subject-Verb-Object, but any arrangement is allowed with the use of markers.</text:p>
      <text:p text:style-name="P11"/>
      <text:p text:style-name="P9">The subject and object are optional. When no subject is given, 1st person singular is assomed.</text:p>
      <text:p text:style-name="P11"/>
      <text:p text:style-name="P9">Modifiers follow their target (i.e. "ball large red").</text:p>
      <text:p text:style-name="P6"/>
      <text:p text:style-name="P3"><text:span text:style-name="T5">Markers precede their object (i.e. "for the ball").</text:span><text:span text:style-name="T23"><text:tab/></text:span></text:p>
      <text:p text:style-name="P52">Articles</text:p>
      <text:p text:style-name="P9">Indefinite singular</text:p>
      <text:p text:style-name="P26"/>
      <text:p text:style-name="P5"/>
      <text:p text:style-name="P5">Indefinite plural</text:p>
      <text:p text:style-name="P29">o</text:p>
      <text:p text:style-name="P9"/>
      <text:p text:style-name="P9">Definite singular</text:p>
      <text:p text:style-name="P31">to</text:p>
      <text:p text:style-name="P9"/>
      <text:p text:style-name="P9">Definite plural</text:p>
      <text:p text:style-name="P13">eto</text:p>
      <text:p text:style-name="P52">Pronouns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56">Number</text:p>
          </table:table-cell>
          <table:table-cell table:style-name="Table4.A1" office:value-type="string">
            <text:p text:style-name="P56">Person</text:p>
          </table:table-cell>
          <table:table-cell table:style-name="Table4.A1" office:value-type="string">
            <text:p text:style-name="P56">English</text:p>
          </table:table-cell>
          <table:table-cell table:style-name="Table4.A1" office:value-type="string">
            <text:p text:style-name="P59">essEo</text:p>
          </table:table-cell>
        </table:table-row>
        <table:table-row table:style-name="Table4.1">
          <table:table-cell table:style-name="Table4.A2" office:value-type="string">
            <text:p text:style-name="P57">singular</text:p>
          </table:table-cell>
          <table:table-cell table:style-name="Table4.A2" office:value-type="string">
            <text:p text:style-name="P57">1st</text:p>
          </table:table-cell>
          <table:table-cell table:style-name="Table4.A2" office:value-type="string">
            <text:p text:style-name="P57">I</text:p>
          </table:table-cell>
          <table:table-cell table:style-name="Table4.A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2nd</text:p>
          </table:table-cell>
          <table:table-cell table:style-name="Table4.A2" office:value-type="string">
            <text:p text:style-name="P57">you</text:p>
          </table:table-cell>
          <table:table-cell table:style-name="Table4.A2" office:value-type="string">
            <text:p text:style-name="P60">o</text:p>
          </table:table-cell>
        </table:table-row>
        <table:table-row table:style-name="Table4.1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3rd</text:p>
          </table:table-cell>
          <table:table-cell table:style-name="Table4.A2" office:value-type="string">
            <text:p text:style-name="P57">this</text:p>
          </table:table-cell>
          <table:table-cell table:style-name="Table4.A2" office:value-type="string">
            <text:p text:style-name="P60">sono</text:p>
          </table:table-cell>
        </table:table-row>
        <table:table-row table:style-name="Table4.1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3rd</text:p>
          </table:table-cell>
          <table:table-cell table:style-name="Table4.A2" office:value-type="string">
            <text:p text:style-name="P57">that</text:p>
          </table:table-cell>
          <table:table-cell table:style-name="Table4.A2" office:value-type="string">
            <text:p text:style-name="P60">sonA</text:p>
          </table:table-cell>
        </table:table-row>
        <table:table-row table:style-name="Table4.1">
          <table:table-cell table:style-name="Table4.A2" office:value-type="string">
            <text:p text:style-name="P57">plural</text:p>
          </table:table-cell>
          <table:table-cell table:style-name="Table4.A2" office:value-type="string">
            <text:p text:style-name="P57">1st</text:p>
          </table:table-cell>
          <table:table-cell table:style-name="Table4.A2" office:value-type="string">
            <text:p text:style-name="P57">we</text:p>
          </table:table-cell>
          <table:table-cell table:style-name="Table4.A2" office:value-type="string">
            <text:p text:style-name="P60">so</text:p>
          </table:table-cell>
        </table:table-row>
        <table:table-row table:style-name="Table4.1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2nd</text:p>
          </table:table-cell>
          <table:table-cell table:style-name="Table4.A2" office:value-type="string">
            <text:p text:style-name="P57">you all</text:p>
          </table:table-cell>
          <table:table-cell table:style-name="Table4.A2" office:value-type="string">
            <text:p text:style-name="P60">to</text:p>
          </table:table-cell>
        </table:table-row>
        <table:table-row table:style-name="Table4.1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3rd</text:p>
          </table:table-cell>
          <table:table-cell table:style-name="Table4.A2" office:value-type="string">
            <text:p text:style-name="P57">these</text:p>
          </table:table-cell>
          <table:table-cell table:style-name="Table4.A2" office:value-type="string">
            <text:p text:style-name="P60">sono</text:p>
          </table:table-cell>
        </table:table-row>
        <table:table-row table:style-name="Table4.1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>3rd</text:p>
          </table:table-cell>
          <table:table-cell table:style-name="Table4.A2" office:value-type="string">
            <text:p text:style-name="P57">thuse</text:p>
          </table:table-cell>
          <table:table-cell table:style-name="Table4.A2" office:value-type="string">
            <text:p text:style-name="P60">sonA</text:p>
          </table:table-cell>
        </table:table-row>
      </table:table>
      <text:p text:style-name="P52">Punctuation</text:p>
      <text:p text:style-name="P9">Period</text:p>
      <text:p text:style-name="P24">.</text:p>
      <text:p text:style-name="P9"/>
      <text:p text:style-name="P9">Comma</text:p>
      <text:p text:style-name="P24">,</text:p>
      <text:p text:style-name="P24"/>
      <text:p text:style-name="P9">Quotation Marks</text:p>
      <text:p text:style-name="P24">&lt; &gt;</text:p>
      <text:p text:style-name="P52">Conjuctions</text:p>
      <text:p text:style-name="P63">And</text:p>
      <text:p text:style-name="P13">+</text:p>
      <text:p text:style-name="P64">Or</text:p>
      <text:p text:style-name="P23">-</text:p>
      <text:p text:style-name="P52">Markers</text:p>
      <text:p text:style-name="P64"><text:span text:style-name="T23">Direct</text:span><text:span text:style-name="T23"> Object</text:span></text:p>
      <text:p text:style-name="P28">li</text:p>
      <text:p text:style-name="P65">Indirect Object</text:p>
      <text:p text:style-name="P28">-</text:p>
      <text:p text:style-name="P63">Possessive</text:p>
      <text:p text:style-name="P31">es</text:p>
      <text:p text:style-name="P52">Verb Tenses</text:p>
      <text:p text:style-name="P10">I owned.</text:p>
      <text:p text:style-name="P26"><text:span text:style-name="T15">ObrAs.</text:span> </text:p>
      <text:p text:style-name="P9"/>
      <text:p text:style-name="P9">I own.</text:p>
      <text:p text:style-name="P30">brAs.</text:p>
      <text:p text:style-name="P9"/>
      <text:p text:style-name="P10">I will own.</text:p>
      <text:p text:style-name="P30">brAsO.</text:p>
      <text:p text:style-name="P10"/>
      <text:p text:style-name="P11">I owned the night.</text:p>
      <text:p text:style-name="P26"><text:span text:style-name="T15">ObrAs to tEO.</text:span><text:span text:style-name="T24"> </text:span></text:p>
      <text:p text:style-name="P9"/>
      <text:p text:style-name="P9">I own the night.</text:p>
      <text:p text:style-name="P30">brAs to tEO.</text:p>
      <text:p text:style-name="P9"/>
      <text:p text:style-name="P6">I will own the night.</text:p>
      <text:p text:style-name="P32">brAsO to tEO.</text:p>
      <text:p text:style-name="P7"/>
      <text:p text:style-name="P7">I stood with you."</text:p>
      <text:p text:style-name="P32">OAgres lo y.</text:p>
      <text:p text:style-name="P5"/>
      <text:p text:style-name="P7">I will be standing with them.</text:p>
      <text:p text:style-name="P25"><text:span text:style-name="T3">ahresO nol lo</text:span><text:span text:style-name="T7"> sono</text:span><text:span text:style-name="T3">.</text:span></text:p>
      <text:p text:style-name="P5"/>
      <text:p text:style-name="P8">Progressive Action</text:p>
      <text:p text:style-name="P32">nol</text:p>
      <text:p text:style-name="P6"/>
      <text:p text:style-name="P7">You are owning the night.</text:p>
      <text:p text:style-name="P25"><text:span text:style-name="T3">y brAs nol to tEO.</text:span><text:span text:style-name="T22"><text:line-break/></text:span></text:p>
      <text:p text:style-name="P7">Completed Action</text:p>
      <text:p text:style-name="P23">don</text:p>
      <text:p text:style-name="P5"/>
      <text:p text:style-name="P7">You had owned the night.</text:p>
      <text:p text:style-name="P32">y den ObrAs to tEO.</text:p>
      <text:p text:style-name="P5"/>
      <text:p text:style-name="P5">You have owned the night.</text:p>
      <text:p text:style-name="P28">y den brAs to tEO.</text:p>
      <text:p text:style-name="P6"/>
      <text:p text:style-name="P5">You will have owned the nights.</text:p>
      <text:p text:style-name="P32">y den brAsO eto tEO.</text:p>
      <text:p text:style-name="P7"/>
      <text:p text:style-name="P7">You had been owning the night.</text:p>
      <text:p text:style-name="P32">y den nel ObrAs to tEO.</text:p>
      <text:p text:style-name="P5"/>
      <text:p text:style-name="P5">You have been owning the night.</text:p>
      <text:p text:style-name="P32">y den nel brAs te tEO.</text:p>
      <text:p text:style-name="P5"/>
      <text:p text:style-name="P5">You will be owning the night.</text:p>
      <text:p text:style-name="P31">y den nel brAsO te tEO.</text:p>
      <text:p text:style-name="P9"/>
      <text:p text:style-name="P11">Will you have owned the night?</text:p>
      <text:p text:style-name="P31">y deb nel brAsO to tEO</text:p>
      <text:p text:style-name="P52">Mathematics</text:p>
      <text:p text:style-name="P1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8">0</text:p>
          </table:table-cell>
          <table:table-cell table:style-name="Table5.A1" office:value-type="string">
            <text:p text:style-name="P58">1</text:p>
          </table:table-cell>
          <table:table-cell table:style-name="Table5.A1" office:value-type="string">
            <text:p text:style-name="P58">2</text:p>
          </table:table-cell>
          <table:table-cell table:style-name="Table5.A1" office:value-type="string">
            <text:p text:style-name="P58">3</text:p>
          </table:table-cell>
          <table:table-cell table:style-name="Table5.A1" office:value-type="string">
            <text:p text:style-name="P58">4</text:p>
          </table:table-cell>
          <table:table-cell table:style-name="Table5.F1" office:value-type="float" office:value="5">
            <text:p text:style-name="P58">5</text:p>
          </table:table-cell>
          <table:table-cell table:style-name="Table5.F1" office:value-type="float" office:value="6">
            <text:p text:style-name="P58">6</text:p>
          </table:table-cell>
          <table:table-cell table:style-name="Table5.F1" office:value-type="float" office:value="7">
            <text:p text:style-name="P58">7</text:p>
          </table:table-cell>
          <table:table-cell table:style-name="Table5.F1" office:value-type="float" office:value="8">
            <text:p text:style-name="P58">8</text:p>
          </table:table-cell>
          <table:table-cell table:style-name="Table5.F1" office:value-type="float" office:value="9">
            <text:p text:style-name="P58">9</text:p>
          </table:table-cell>
          <table:table-cell table:style-name="Table5.F1" office:value-type="float" office:value="10">
            <text:p text:style-name="P58">10</text:p>
          </table:table-cell>
          <table:table-cell table:style-name="Table5.F1" office:value-type="float" office:value="11">
            <text:p text:style-name="P58">11</text:p>
          </table:table-cell>
        </table:table-row>
        <table:table-row table:style-name="Table5.1">
          <table:table-cell table:style-name="Table5.A2" office:value-type="float" office:value="0">
            <text:p text:style-name="P61">0</text:p>
          </table:table-cell>
          <table:table-cell table:style-name="Table5.A2" office:value-type="float" office:value="1">
            <text:p text:style-name="P61">1</text:p>
          </table:table-cell>
          <table:table-cell table:style-name="Table5.A2" office:value-type="float" office:value="2">
            <text:p text:style-name="P61">2</text:p>
          </table:table-cell>
          <table:table-cell table:style-name="Table5.A2" office:value-type="float" office:value="3">
            <text:p text:style-name="P61">3</text:p>
          </table:table-cell>
          <table:table-cell table:style-name="Table5.A2" office:value-type="float" office:value="4">
            <text:p text:style-name="P61">4</text:p>
          </table:table-cell>
          <table:table-cell table:style-name="Table5.A2" office:value-type="float" office:value="5">
            <text:p text:style-name="P61">5</text:p>
          </table:table-cell>
          <table:table-cell table:style-name="Table5.A2" office:value-type="float" office:value="6">
            <text:p text:style-name="P61">6</text:p>
          </table:table-cell>
          <table:table-cell table:style-name="Table5.A2" office:value-type="float" office:value="7">
            <text:p text:style-name="P61">7</text:p>
          </table:table-cell>
          <table:table-cell table:style-name="Table5.A2" office:value-type="float" office:value="8">
            <text:p text:style-name="P61">8</text:p>
          </table:table-cell>
          <table:table-cell table:style-name="Table5.A2" office:value-type="float" office:value="9">
            <text:p text:style-name="P61">9</text:p>
          </table:table-cell>
          <table:table-cell table:style-name="Table5.K2" office:value-type="string">
            <text:p text:style-name="P61">!</text:p>
          </table:table-cell>
          <table:table-cell table:style-name="Table5.K2" office:value-type="string">
            <text:p text:style-name="P61">@</text:p>
          </table:table-cell>
        </table:table-row>
      </table:table>
      <text:p text:style-name="P2"/>
      <text:p text:style-name="P20">1+1=2</text:p>
      <text:p text:style-name="P20"/>
      <text:p text:style-name="P20">2-1=1</text:p>
      <text:p text:style-name="P20"/>
      <text:p text:style-name="P20">1*&lt;10,!+1&gt;=11,!</text:p>
      <text:p text:style-name="P20"/>
      <text:p text:style-name="P20"><text:s/>10,!0</text:p>
      <text:p text:style-name="P20">+ 5,12</text:p>
      <text:p text:style-name="P20">======</text:p>
      <text:p text:style-name="P20"><text:s/>15,@2</text:p>
      <text:p text:style-name="P53">Calendar</text:p>
      <text:p text:style-name="P4">There is a 13 <text:s/>month <text:span text:style-name="T25">&lt;10&gt;</text:span>, 28 <text:s/>day <text:span text:style-name="T25">&lt;</text:span><text:span text:style-name="T27">24&gt;</text:span> calendar with a single day month as New Year's.</text:p>
      <text:p text:style-name="P4"/>
      <text:p text:style-name="P4"><text:span text:style-name="T28">Month 00 </text:span><text:span text:style-name="T25">&lt;00&gt;</text:span><text:span text:style-name="T28"> has two days every four years, except every century year unless it is divisible by 400.</text:span></text:p>
      <text:p text:style-name="P4"/>
      <text:p text:style-name="P4">Winter Solistice</text:p>
      <text:p text:style-name="P19">07.<text:span text:style-name="T27">13</text:span></text:p>
      <text:p text:style-name="P4"/>
      <text:p text:style-name="P4">Christmas Day</text:p>
      <text:p text:style-name="P19">07.<text:span text:style-name="T6">17</text:span></text:p>
      <text:p text:style-name="P62">Month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mOn</text:p>
          </table:table-cell>
          <table:table-cell table:style-name="Table1.A1" office:value-type="string">
            <text:p text:style-name="P70">Month </text:p>
          </table:table-cell>
          <table:table-cell table:style-name="Table1.C1" office:value-type="string">
            <text:p text:style-name="P70">Gregorian</text:p>
          </table:table-cell>
        </table:table-row>
        <table:table-row>
          <table:table-cell table:style-name="Table1.A2" office:value-type="float" office:value="0">
            <text:p text:style-name="P21">00</text:p>
          </table:table-cell>
          <table:table-cell table:style-name="Table1.A2" office:value-type="float" office:value="0">
            <text:p text:style-name="P71">00</text:p>
          </table:table-cell>
          <table:table-cell table:style-name="Table1.C2" office:value-type="float" office:value="45464">
            <text:p text:style-name="P71">06/21</text:p>
          </table:table-cell>
        </table:table-row>
        <table:table-row>
          <table:table-cell table:style-name="Table1.A2" office:value-type="float" office:value="1">
            <text:p text:style-name="P21">01</text:p>
          </table:table-cell>
          <table:table-cell table:style-name="Table1.A2" office:value-type="float" office:value="1">
            <text:p text:style-name="P71">01</text:p>
          </table:table-cell>
          <table:table-cell table:style-name="Table1.C2" office:value-type="float" office:value="45465">
            <text:p text:style-name="P71">06/22</text:p>
          </table:table-cell>
        </table:table-row>
        <table:table-row>
          <table:table-cell table:style-name="Table1.A2" office:value-type="float" office:value="2">
            <text:p text:style-name="P21">02</text:p>
          </table:table-cell>
          <table:table-cell table:style-name="Table1.A2" office:value-type="float" office:value="2">
            <text:p text:style-name="P71">02</text:p>
          </table:table-cell>
          <table:table-cell table:style-name="Table1.C2" office:value-type="float" office:value="45493">
            <text:p text:style-name="P71">07/20</text:p>
          </table:table-cell>
        </table:table-row>
        <table:table-row>
          <table:table-cell table:style-name="Table1.A2" office:value-type="float" office:value="3">
            <text:p text:style-name="P21">03</text:p>
          </table:table-cell>
          <table:table-cell table:style-name="Table1.A2" office:value-type="float" office:value="3">
            <text:p text:style-name="P71">03</text:p>
          </table:table-cell>
          <table:table-cell table:style-name="Table1.C2" office:value-type="float" office:value="45521">
            <text:p text:style-name="P71">08/17</text:p>
          </table:table-cell>
        </table:table-row>
        <table:table-row>
          <table:table-cell table:style-name="Table1.A2" office:value-type="float" office:value="4">
            <text:p text:style-name="P21">04</text:p>
          </table:table-cell>
          <table:table-cell table:style-name="Table1.A2" office:value-type="float" office:value="4">
            <text:p text:style-name="P71">04</text:p>
          </table:table-cell>
          <table:table-cell table:style-name="Table1.C2" office:value-type="float" office:value="45549">
            <text:p text:style-name="P71">09/14</text:p>
          </table:table-cell>
        </table:table-row>
        <table:table-row>
          <table:table-cell table:style-name="Table1.A2" office:value-type="float" office:value="5">
            <text:p text:style-name="P21">05</text:p>
          </table:table-cell>
          <table:table-cell table:style-name="Table1.A2" office:value-type="float" office:value="5">
            <text:p text:style-name="P71">05</text:p>
          </table:table-cell>
          <table:table-cell table:style-name="Table1.C2" office:value-type="float" office:value="45577">
            <text:p text:style-name="P71">10/12</text:p>
          </table:table-cell>
        </table:table-row>
        <table:table-row>
          <table:table-cell table:style-name="Table1.A2" office:value-type="float" office:value="6">
            <text:p text:style-name="P21">06</text:p>
          </table:table-cell>
          <table:table-cell table:style-name="Table1.A2" office:value-type="float" office:value="6">
            <text:p text:style-name="P71">06</text:p>
          </table:table-cell>
          <table:table-cell table:style-name="Table1.C2" office:value-type="float" office:value="45605">
            <text:p text:style-name="P71">11/09</text:p>
          </table:table-cell>
        </table:table-row>
        <table:table-row>
          <table:table-cell table:style-name="Table1.A2" office:value-type="float" office:value="7">
            <text:p text:style-name="P21">07</text:p>
          </table:table-cell>
          <table:table-cell table:style-name="Table1.A2" office:value-type="float" office:value="7">
            <text:p text:style-name="P71">07</text:p>
          </table:table-cell>
          <table:table-cell table:style-name="Table1.C2" office:value-type="float" office:value="45633">
            <text:p text:style-name="P71">12/07</text:p>
          </table:table-cell>
        </table:table-row>
        <table:table-row>
          <table:table-cell table:style-name="Table1.A2" office:value-type="float" office:value="8">
            <text:p text:style-name="P21">08</text:p>
          </table:table-cell>
          <table:table-cell table:style-name="Table1.A2" office:value-type="float" office:value="8">
            <text:p text:style-name="P71">08</text:p>
          </table:table-cell>
          <table:table-cell table:style-name="Table1.C2" office:value-type="float" office:value="45295">
            <text:p text:style-name="P71">01/04</text:p>
          </table:table-cell>
        </table:table-row>
        <table:table-row>
          <table:table-cell table:style-name="Table1.A2" office:value-type="float" office:value="9">
            <text:p text:style-name="P21">09</text:p>
          </table:table-cell>
          <table:table-cell table:style-name="Table1.A2" office:value-type="float" office:value="9">
            <text:p text:style-name="P71">09</text:p>
          </table:table-cell>
          <table:table-cell table:style-name="Table1.C2" office:value-type="float" office:value="45323">
            <text:p text:style-name="P71">02/01</text:p>
          </table:table-cell>
        </table:table-row>
        <table:table-row>
          <table:table-cell table:style-name="Table1.A2" office:value-type="float" office:value="0">
            <text:p text:style-name="P21">0!</text:p>
          </table:table-cell>
          <table:table-cell table:style-name="Table1.A2" office:value-type="float" office:value="10">
            <text:p text:style-name="P71">10</text:p>
          </table:table-cell>
          <table:table-cell table:style-name="Table1.C2" office:value-type="float" office:value="45352">
            <text:p text:style-name="P71">03/01</text:p>
          </table:table-cell>
        </table:table-row>
        <table:table-row>
          <table:table-cell table:style-name="Table1.A2" office:value-type="float" office:value="0">
            <text:p text:style-name="P21">0@</text:p>
          </table:table-cell>
          <table:table-cell table:style-name="Table1.A2" office:value-type="float" office:value="11">
            <text:p text:style-name="P71">11</text:p>
          </table:table-cell>
          <table:table-cell table:style-name="Table1.C2" office:value-type="float" office:value="45380">
            <text:p text:style-name="P71">03/29</text:p>
          </table:table-cell>
        </table:table-row>
        <table:table-row>
          <table:table-cell table:style-name="Table1.A2" office:value-type="float" office:value="10">
            <text:p text:style-name="P21">10</text:p>
          </table:table-cell>
          <table:table-cell table:style-name="Table1.A2" office:value-type="float" office:value="12">
            <text:p text:style-name="P71">12</text:p>
          </table:table-cell>
          <table:table-cell table:style-name="Table1.C2" office:value-type="float" office:value="45408">
            <text:p text:style-name="P71">04/26</text:p>
          </table:table-cell>
        </table:table-row>
        <table:table-row>
          <table:table-cell table:style-name="Table1.A2" office:value-type="float" office:value="11">
            <text:p text:style-name="P21">11</text:p>
          </table:table-cell>
          <table:table-cell table:style-name="Table1.A2" office:value-type="float" office:value="13">
            <text:p text:style-name="P71">13</text:p>
          </table:table-cell>
          <table:table-cell table:style-name="Table1.C2" office:value-type="float" office:value="45436">
            <text:p text:style-name="P71">05/24</text:p>
          </table:table-cell>
        </table:table-row>
      </table:table>
      <text:p text:style-name="P2"/>
      <text:p text:style-name="P62">Days</text:p>
      <table:table table:name="Table2" table:style-name="Table2">
        <table:table-column table:style-name="Table2.A"/>
        <table:table-column table:style-name="Table2.B"/>
        <table:table-column table:style-name="Table2.A" table:number-columns-repeated="3"/>
        <table:table-column table:style-name="Table2.F"/>
        <table:table-column table:style-name="Table2.A"/>
        <table:table-row>
          <table:table-cell table:style-name="Table2.A1" office:value-type="string">
            <text:p text:style-name="P70">SUN</text:p>
          </table:table-cell>
          <table:table-cell table:style-name="Table2.A1" office:value-type="string">
            <text:p text:style-name="P70">MON</text:p>
          </table:table-cell>
          <table:table-cell table:style-name="Table2.A1" office:value-type="string">
            <text:p text:style-name="P70">TUE</text:p>
          </table:table-cell>
          <table:table-cell table:style-name="Table2.A1" office:value-type="string">
            <text:p text:style-name="P70">WED</text:p>
          </table:table-cell>
          <table:table-cell table:style-name="Table2.A1" office:value-type="string">
            <text:p text:style-name="P70">THU</text:p>
          </table:table-cell>
          <table:table-cell table:style-name="Table2.A1" office:value-type="string">
            <text:p text:style-name="P70">FRI</text:p>
          </table:table-cell>
          <table:table-cell table:style-name="Table2.G1" office:value-type="string">
            <text:p text:style-name="P70">SAT</text:p>
          </table:table-cell>
        </table:table-row>
        <table:table-row>
          <table:table-cell table:style-name="Table2.A2" office:value-type="float" office:value="0">
            <text:p text:style-name="P66">01</text:p>
          </table:table-cell>
          <table:table-cell table:style-name="Table2.A2" office:value-type="float" office:value="0">
            <text:p text:style-name="P66">02</text:p>
          </table:table-cell>
          <table:table-cell table:style-name="Table2.A2" office:value-type="float" office:value="45464">
            <text:p text:style-name="P66">03</text:p>
          </table:table-cell>
          <table:table-cell table:style-name="Table2.A2" office:value-type="float" office:value="0">
            <text:p text:style-name="P66">04</text:p>
          </table:table-cell>
          <table:table-cell table:style-name="Table2.A2" office:value-type="float" office:value="0">
            <text:p text:style-name="P66">05</text:p>
          </table:table-cell>
          <table:table-cell table:style-name="Table2.A2" office:value-type="float" office:value="0">
            <text:p text:style-name="P66">06</text:p>
          </table:table-cell>
          <table:table-cell table:style-name="Table2.G2" office:value-type="float" office:value="0">
            <text:p text:style-name="P66">07</text:p>
          </table:table-cell>
        </table:table-row>
        <table:table-row>
          <table:table-cell table:style-name="Table2.A2" office:value-type="float" office:value="0">
            <text:p text:style-name="P67">01</text:p>
          </table:table-cell>
          <table:table-cell table:style-name="Table2.A2" office:value-type="float" office:value="0">
            <text:p text:style-name="P67">02</text:p>
          </table:table-cell>
          <table:table-cell table:style-name="Table2.A2" office:value-type="float" office:value="0">
            <text:p text:style-name="P67">03</text:p>
          </table:table-cell>
          <table:table-cell table:style-name="Table2.A2" office:value-type="float" office:value="0">
            <text:p text:style-name="P67">04</text:p>
          </table:table-cell>
          <table:table-cell table:style-name="Table2.A2" office:value-type="float" office:value="0">
            <text:p text:style-name="P67">05</text:p>
          </table:table-cell>
          <table:table-cell table:style-name="Table2.A2" office:value-type="float" office:value="0">
            <text:p text:style-name="P67">06</text:p>
          </table:table-cell>
          <table:table-cell table:style-name="Table2.G2" office:value-type="float" office:value="0">
            <text:p text:style-name="P67">07</text:p>
          </table:table-cell>
        </table:table-row>
        <table:table-row>
          <table:table-cell table:style-name="Table2.A2" office:value-type="float" office:value="1">
            <text:p text:style-name="P66">08</text:p>
          </table:table-cell>
          <table:table-cell table:style-name="Table2.A2" office:value-type="float" office:value="1">
            <text:p text:style-name="P66">09</text:p>
          </table:table-cell>
          <table:table-cell table:style-name="Table2.A2" office:value-type="float" office:value="45465">
            <text:p text:style-name="P66">0!</text:p>
          </table:table-cell>
          <table:table-cell table:style-name="Table2.A2" office:value-type="float" office:value="0">
            <text:p text:style-name="P66">0@</text:p>
          </table:table-cell>
          <table:table-cell table:style-name="Table2.A2" office:value-type="float" office:value="0">
            <text:p text:style-name="P66">10</text:p>
          </table:table-cell>
          <table:table-cell table:style-name="Table2.A2" office:value-type="float" office:value="0">
            <text:p text:style-name="P66">11</text:p>
          </table:table-cell>
          <table:table-cell table:style-name="Table2.G2" office:value-type="float" office:value="0">
            <text:p text:style-name="P66">12</text:p>
          </table:table-cell>
        </table:table-row>
        <table:table-row>
          <table:table-cell table:style-name="Table2.A2" office:value-type="float" office:value="0">
            <text:p text:style-name="P67">08</text:p>
          </table:table-cell>
          <table:table-cell table:style-name="Table2.A2" office:value-type="float" office:value="0">
            <text:p text:style-name="P67">09</text:p>
          </table:table-cell>
          <table:table-cell table:style-name="Table2.A2" office:value-type="float" office:value="0">
            <text:p text:style-name="P67">10</text:p>
          </table:table-cell>
          <table:table-cell table:style-name="Table2.A2" office:value-type="float" office:value="0">
            <text:p text:style-name="P67">11</text:p>
          </table:table-cell>
          <table:table-cell table:style-name="Table2.A2" office:value-type="float" office:value="0">
            <text:p text:style-name="P67">12</text:p>
          </table:table-cell>
          <table:table-cell table:style-name="Table2.A2" office:value-type="float" office:value="0">
            <text:p text:style-name="P67">13</text:p>
          </table:table-cell>
          <table:table-cell table:style-name="Table2.G2" office:value-type="float" office:value="0">
            <text:p text:style-name="P67">14</text:p>
          </table:table-cell>
        </table:table-row>
        <table:table-row>
          <table:table-cell table:style-name="Table2.A2" office:value-type="float" office:value="2">
            <text:p text:style-name="P66">13</text:p>
          </table:table-cell>
          <table:table-cell table:style-name="Table2.A2" office:value-type="float" office:value="2">
            <text:p text:style-name="P66">14</text:p>
          </table:table-cell>
          <table:table-cell table:style-name="Table2.A2" office:value-type="float" office:value="45493">
            <text:p text:style-name="P66">15</text:p>
          </table:table-cell>
          <table:table-cell table:style-name="Table2.A2" office:value-type="float" office:value="0">
            <text:p text:style-name="P66">16</text:p>
          </table:table-cell>
          <table:table-cell table:style-name="Table2.A2" office:value-type="float" office:value="0">
            <text:p text:style-name="P66">17</text:p>
          </table:table-cell>
          <table:table-cell table:style-name="Table2.A2" office:value-type="float" office:value="0">
            <text:p text:style-name="P66">18</text:p>
          </table:table-cell>
          <table:table-cell table:style-name="Table2.G2" office:value-type="float" office:value="0">
            <text:p text:style-name="P66">19</text:p>
          </table:table-cell>
        </table:table-row>
        <table:table-row>
          <table:table-cell table:style-name="Table2.A2" office:value-type="float" office:value="0">
            <text:p text:style-name="P67">15</text:p>
          </table:table-cell>
          <table:table-cell table:style-name="Table2.A2" office:value-type="float" office:value="0">
            <text:p text:style-name="P67">16</text:p>
          </table:table-cell>
          <table:table-cell table:style-name="Table2.A2" office:value-type="float" office:value="0">
            <text:p text:style-name="P67">17</text:p>
          </table:table-cell>
          <table:table-cell table:style-name="Table2.A2" office:value-type="float" office:value="0">
            <text:p text:style-name="P67">18</text:p>
          </table:table-cell>
          <table:table-cell table:style-name="Table2.A2" office:value-type="float" office:value="0">
            <text:p text:style-name="P67">19</text:p>
          </table:table-cell>
          <table:table-cell table:style-name="Table2.A2" office:value-type="float" office:value="0">
            <text:p text:style-name="P67">20</text:p>
          </table:table-cell>
          <table:table-cell table:style-name="Table2.G2" office:value-type="float" office:value="0">
            <text:p text:style-name="P67">21</text:p>
          </table:table-cell>
        </table:table-row>
        <table:table-row>
          <table:table-cell table:style-name="Table2.A2" office:value-type="float" office:value="3">
            <text:p text:style-name="P66">1!</text:p>
          </table:table-cell>
          <table:table-cell table:style-name="Table2.A2" office:value-type="float" office:value="3">
            <text:p text:style-name="P66">1@</text:p>
          </table:table-cell>
          <table:table-cell table:style-name="Table2.A2" office:value-type="float" office:value="45521">
            <text:p text:style-name="P66">20</text:p>
          </table:table-cell>
          <table:table-cell table:style-name="Table2.A2" office:value-type="float" office:value="0">
            <text:p text:style-name="P66">21</text:p>
          </table:table-cell>
          <table:table-cell table:style-name="Table2.A2" office:value-type="float" office:value="0">
            <text:p text:style-name="P66">22</text:p>
          </table:table-cell>
          <table:table-cell table:style-name="Table2.A2" office:value-type="float" office:value="0">
            <text:p text:style-name="P66">23</text:p>
          </table:table-cell>
          <table:table-cell table:style-name="Table2.G2" office:value-type="float" office:value="0">
            <text:p text:style-name="P66">24</text:p>
          </table:table-cell>
        </table:table-row>
        <table:table-row>
          <table:table-cell table:style-name="Table2.A2" office:value-type="float" office:value="0">
            <text:p text:style-name="P67">22</text:p>
          </table:table-cell>
          <table:table-cell table:style-name="Table2.A2" office:value-type="float" office:value="0">
            <text:p text:style-name="P67">23</text:p>
          </table:table-cell>
          <table:table-cell table:style-name="Table2.A2" office:value-type="float" office:value="0">
            <text:p text:style-name="P67">24</text:p>
          </table:table-cell>
          <table:table-cell table:style-name="Table2.A2" office:value-type="float" office:value="0">
            <text:p text:style-name="P67">25</text:p>
          </table:table-cell>
          <table:table-cell table:style-name="Table2.A2" office:value-type="float" office:value="0">
            <text:p text:style-name="P67">26</text:p>
          </table:table-cell>
          <table:table-cell table:style-name="Table2.A2" office:value-type="float" office:value="0">
            <text:p text:style-name="P67">27</text:p>
          </table:table-cell>
          <table:table-cell table:style-name="Table2.G2" office:value-type="float" office:value="0">
            <text:p text:style-name="P67">28</text:p>
          </table:table-cell>
        </table:table-row>
      </table:table>
      <text:p text:style-name="P52">Examples</text:p>
      <text:p text:style-name="P9">Deroetixoxa</text:p>
      <text:p text:style-name="P26">derOetiksokso</text:p>
      <text:p text:style-name="P9"/>
      <text:p text:style-name="P41">Aono and Ecssiah</text:p>
      <text:p text:style-name="P40">AOno on ekssEo</text:p>
      <text:p text:style-name="P45"/>
      <text:p text:style-name="P45">Good and Evil</text:p>
      <text:p text:style-name="P40">AOn on gw</text:p>
      <text:p text:style-name="P45"/>
      <text:p text:style-name="P44">Beginning and Ending</text:p>
      <text:p text:style-name="P36">ok on ko</text:p>
      <text:p text:style-name="P44"/>
      <text:p text:style-name="P46"><text:span text:style-name="T20">Female</text:span> and <text:span text:style-name="T20">Male</text:span></text:p>
      <text:p text:style-name="P43">nEob on sen</text:p>
      <text:p text:style-name="P42"/>
      <text:p text:style-name="P46">Spirit and Soul</text:p>
      <text:p text:style-name="P37">son on Aden</text:p>
      <text:p text:style-name="P45"/>
      <text:p text:style-name="P46">We own the night.</text:p>
      <text:p text:style-name="P36">so brAs to tEO.</text:p>
      <text:p text:style-name="P47"/>
      <text:p text:style-name="P47">We own nights.</text:p>
      <text:p text:style-name="P49"><text:span text:style-name="T22">s</text:span><text:span text:style-name="T19">o</text:span><text:span text:style-name="T22"> brAs </text:span><text:span text:style-name="T8">eto </text:span><text:span text:style-name="T22">tEO.</text:span></text:p>
      <text:p text:style-name="P47"/>
      <text:p text:style-name="P47">Nights, we own.</text:p>
      <text:p text:style-name="P50"><text:span text:style-name="T1">li ete tEO s</text:span><text:span text:style-name="T16">o</text:span><text:span text:style-name="T1"> brAs.</text:span></text:p>
      <text:p text:style-name="P47"/>
      <text:p text:style-name="P47">They wrote the documents.</text:p>
      <text:p text:style-name="P49"><text:span text:style-name="T22">s</text:span><text:span text:style-name="T19">o</text:span><text:span text:style-name="T22">no Okr</text:span><text:span text:style-name="T19">o</text:span><text:span text:style-name="T22">s ero pasen.</text:span></text:p>
      <text:p text:style-name="P47"/>
      <text:p text:style-name="P46">I will write the document.</text:p>
      <text:p text:style-name="P36">krosO te pasen.</text:p>
      <text:p text:style-name="P46"/>
      <text:p text:style-name="P46">Literal: Their document has zero principles.</text:p>
      <text:p text:style-name="P46">Natoral: Their document has no principles.</text:p>
      <text:p text:style-name="P50"><text:span text:style-name="T2">es s</text:span><text:span text:style-name="T17">o</text:span><text:span text:style-name="T2">no pasen avom lok o.</text:span></text:p>
      <text:p text:style-name="P51"/>
      <text:p text:style-name="P46">Oor document has good principles.</text:p>
      <text:p text:style-name="P50"><text:span text:style-name="T26">es s</text:span><text:span text:style-name="T21">o </text:span><text:span text:style-name="T26">pasen avom AOn lok o.</text:span></text:p>
      <text:p text:style-name="P48"/>
      <text:p text:style-name="P48">Are you writing a document?</text:p>
      <text:p text:style-name="P50"><text:span text:style-name="T4">o nel kr</text:span><text:span text:style-name="T18">o</text:span><text:span text:style-name="T4">s pasen.</text:span></text:p>
      <text:p text:style-name="P48"/>
      <text:p text:style-name="P48">Yes, I am writing a document.</text:p>
      <text:p text:style-name="P50"><text:span text:style-name="T4">Zo, nel kr</text:span><text:span text:style-name="T18">o</text:span><text:span text:style-name="T4">s pasen.</text:span></text:p>
      <text:p text:style-name="P48"/>
      <text:p text:style-name="P48">He has good intentions!</text:p>
      <text:p text:style-name="P50"><text:span text:style-name="T4">sono avom </text:span><text:span text:style-name="T18">eto w</text:span><text:span text:style-name="T4">tOs AOn.</text:span></text:p>
      <text:p text:style-name="P48"/>
      <text:p text:style-name="P48">Are thuse people evil?!</text:p>
      <text:p text:style-name="P50"><text:span text:style-name="T4">s</text:span><text:span text:style-name="T18">o</text:span><text:span text:style-name="T4">nA sE go</text:span><text:span text:style-name="T18">w.</text:span></text:p>
      <text:p text:style-name="P48"/>
      <text:p text:style-name="P48">No, these people are good!</text:p>
      <text:p text:style-name="P50"><text:span text:style-name="T4">no, s</text:span><text:span text:style-name="T18">o</text:span><text:span text:style-name="T4">nA sE AOn.</text:span></text:p>
      <text:p text:style-name="P48"/>
      <text:p text:style-name="P48">I will stress the principles!</text:p>
      <text:p text:style-name="P38">zonO eto lok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2-07T11:49:33</dc:date>
    <meta:editing-duration>P8DT10H35M47S</meta:editing-duration>
    <meta:editing-cycles>1635</meta:editing-cycles>
    <meta:generator>OpenOffice/4.1.15$Unix OpenOffice.org_project/4115m2$Build-9813</meta:generator>
    <dc:creator>Michael Chapman</dc:creator>
    <meta:document-statistic meta:table-count="4" meta:image-count="0" meta:object-count="0" meta:page-count="1" meta:paragraph-count="304" meta:word-count="753" meta:character-count="3493"/>
  </office:meta>
</office:document-meta>
</file>